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# Week 2 Exercise 1</text:p>
      <text:p text:style-name="Normal"/>
      <text:p text:style-name="Normal"># In the Viewer tab:</text:p>
      <text:p text:style-name="Normal"># Press "Source" to run your code.</text:p>
      <text:p text:style-name="Normal"># Press "Run tests" to run local tests, that won't award any points but may help you to check your solutions.</text:p>
      <text:p text:style-name="Normal"># Press "Submit to server" to submit your code and to run the tests that award points.</text:p>
      <text:p text:style-name="Normal"># You can re-submit your code as many times you want in order to get any missing points.</text:p>
      <text:p text:style-name="Normal"># a)</text:p>
      <text:p text:style-name="Normal">Identifier &lt;- c("HDI-578", "GJH-792", "ERK-301", "LDF-208", "SDD-455", "BWA-907")</text:p>
      <text:p text:style-name="Normal">Brand &lt;- c("Volvo", "Audi", "Toyota", "Audi", "Toyota", "Skoda")</text:p>
      <text:p text:style-name="Normal">Year &lt;- c(2012, 2009, 1999, 2015, 2012, 2016)</text:p>
      <text:p text:style-name="Normal">Inspected &lt;- c(TRUE, TRUE, FALSE, FALSE, TRUE, TRUE)</text:p>
      <text:p text:style-name="Normal"/>
      <text:p text:style-name="Normal"># b)</text:p>
      <text:p text:style-name="Normal">as.integer(Inspected)</text:p>
      <text:p text:style-name="Normal"/>
      <text:p text:style-name="Normal"># c)</text:p>
      <text:p text:style-name="Normal">str(Identifier)</text:p>
      <text:p text:style-name="Normal">str(Brand)</text:p>
      <text:p text:style-name="Normal">Inspected &lt;- as.integer(Inspected)</text:p>
      <text:p text:style-name="Normal">cartable &lt;- data.frame(Identifier, Brand, Year, Inspected)</text:p>
      <text:p text:style-name="Normal">cartable</text:p>
      <text:p text:style-name="Normal"># ------------------------------------------------------------------</text:p>
      <text:p text:style-name="Normal"># Week 2 exercise 2</text:p>
      <text:p text:style-name="Normal"/>
      <text:p text:style-name="Normal">library(datasets)</text:p>
      <text:p text:style-name="Normal"># a)<text:s/></text:p>
      <text:p text:style-name="Normal">subswiss1 &lt;- subset(swiss, swiss$Education&lt;=10, drop = FALSE)</text:p>
      <text:p text:style-name="Normal"/>
      <text:p text:style-name="Normal"># b)<text:s/></text:p>
      <text:p text:style-name="Normal">slected &lt;- subset(swiss, swiss$Fertility&gt;50, swiss$Agriculture&gt;40, drop=FALSE)</text:p>
      <text:soft-page-break/>
      <text:p text:style-name="Normal">n1 &lt;- nrow(slected)</text:p>
      <text:p text:style-name="Normal"><text:s text:c="2"/></text:p>
      <text:p text:style-name="Normal"># c)<text:s/></text:p>
      <text:p text:style-name="Normal">#temp &lt;- swiss[13:42,]</text:p>
      <text:p text:style-name="Normal">subswiss2 &lt;- subset(swiss, swiss$Fertility, swiss$Agriculture, swiss$Education, drop=FALSE)</text:p>
      <text:p text:style-name="Normal">subswiss2 &lt;- subswiss2[13:42,]</text:p>
      <text:p text:style-name="Normal">subswiss2</text:p>
      <text:p text:style-name="Normal"/>
      <text:p text:style-name="Normal"># d)</text:p>
      <text:p text:style-name="Normal">subswiss3 &lt;- NULL</text:p>
      <text:p text:style-name="Normal"/>
      <text:p text:style-name="Normal"># ------------------------------------------------------------------</text:p>
      <text:p text:style-name="Normal"># Week 2 exercise 3</text:p>
      <text:p text:style-name="Normal"/>
      <text:p text:style-name="Normal"># This exercise is NOT TESTED WITH RTMC, but you should use this template to create</text:p>
      <text:p text:style-name="Normal"># the plots and SUBMIT YOUR CODE TO THE SERVER. After writing your code, the pictures</text:p>
      <text:p text:style-name="Normal"># can be plotted by pressing "Source" (the pictures will appear on the Plots tab).</text:p>
      <text:p text:style-name="Normal">library(datasets)</text:p>
      <text:p text:style-name="Normal">library(ggplot2)</text:p>
      <text:p text:style-name="Normal"><text:s text:c="2"/></text:p>
      <text:p text:style-name="Normal"># a)<text:s/></text:p>
      <text:p text:style-name="Normal"># swiss is already a default R dataset</text:p>
      <text:p text:style-name="Normal"># creating a scatter plot where x = Examination and y = Fertility</text:p>
      <text:p text:style-name="Normal">plot(swiss$Examination, swiss$Fertility, pch=9)</text:p>
      <text:p text:style-name="Normal"/>
      <text:p text:style-name="Normal"># b) red histogram of variable Catholic</text:p>
      <text:p text:style-name="Normal">hist(swiss$Catholic, col="red")</text:p>
      <text:p text:style-name="Normal"/>
      <text:p text:style-name="Normal"># c) Boxplot of Fertility</text:p>
      <text:p text:style-name="Normal">boxplot(swiss$Fertility) # basic boxplot</text:p>
      <text:p text:style-name="Normal"/>
      <text:soft-page-break/>
      <text:p text:style-name="Normal"># now attempting the fancier version requested in 3c)...</text:p>
      <text:p text:style-name="Normal"># create a data frame</text:p>
      <text:p text:style-name="Normal">#variety=(swiss$Fertility)</text:p>
      <text:p text:style-name="Normal">#groups=rep(c(swiss$Catholic&lt;50,swiss$Catholic&gt;=50))</text:p>
      <text:p text:style-name="Normal">#data=data.frame(variety, groups)</text:p>
      <text:p text:style-name="Normal"># grouped boxplot</text:p>
      <text:p text:style-name="Normal">#ggplot(data, aes(x=variety, y=swiss$Catholic, fill=groups)) +<text:s/></text:p>
      <text:p text:style-name="Normal"># <text:s/>geom_boxplot()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0.75in" fo:margin-bottom="1in" fo:margin-right="0.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Crowe, Diana A</meta:initial-creator>
    <dc:creator>Crowe, Diana A</dc:creator>
    <meta:creation-date>2020-09-22T07:24:00Z</meta:creation-date>
    <dc:date>2020-09-22T07:26:00Z</dc:date>
    <meta:template xlink:href="Normal.dotm" xlink:type="simple"/>
    <meta:editing-cycles>1</meta:editing-cycles>
    <meta:editing-duration>PT120S</meta:editing-duration>
    <meta:document-statistic meta:page-count="3" meta:paragraph-count="4" meta:word-count="332" meta:character-count="2222" meta:row-count="15" meta:non-whitespace-character-count="1894"/>
  </office:meta>
</office:document-meta>
</file>